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a7be7" officeooo:paragraph-rsid="001a7be7" style:font-size-asian="10.5pt" style:font-size-complex="10.5pt"/>
    </style:style>
    <style:style style:name="P2" style:family="paragraph" style:parent-style-name="Standard">
      <style:text-properties fo:font-size="10.5pt" officeooo:rsid="001a7be7" officeooo:paragraph-rsid="001aef17" style:font-size-asian="10.5pt" style:font-size-complex="10.5pt"/>
    </style:style>
    <style:style style:name="P3" style:family="paragraph" style:parent-style-name="Standard">
      <style:text-properties fo:font-size="10.5pt" officeooo:rsid="001a7be7" officeooo:paragraph-rsid="001c4283" style:font-size-asian="10.5pt" style:font-size-complex="10.5pt"/>
    </style:style>
    <style:style style:name="P4" style:family="paragraph" style:parent-style-name="Standard">
      <style:text-properties fo:font-size="10.5pt" officeooo:rsid="001dac76" officeooo:paragraph-rsid="001dac76" style:font-size-asian="10.5pt" style:font-size-complex="10.5pt"/>
    </style:style>
    <style:style style:name="P5" style:family="paragraph" style:parent-style-name="Standard">
      <style:text-properties fo:font-size="10.5pt" officeooo:rsid="001fd682" officeooo:paragraph-rsid="001fd682" style:font-size-asian="10.5pt" style:font-size-complex="10.5pt"/>
    </style:style>
    <style:style style:name="P6" style:family="paragraph" style:parent-style-name="Standard">
      <style:text-properties fo:font-size="10.5pt" officeooo:rsid="001fe3eb" officeooo:paragraph-rsid="001fe3eb" style:font-size-asian="10.5pt" style:font-size-complex="10.5pt"/>
    </style:style>
    <style:style style:name="P7" style:family="paragraph" style:parent-style-name="Standard">
      <style:text-properties fo:font-size="10.5pt" officeooo:rsid="0020fe52" officeooo:paragraph-rsid="002176d7" style:font-size-asian="10.5pt" style:font-size-complex="10.5pt"/>
    </style:style>
    <style:style style:name="P8" style:family="paragraph" style:parent-style-name="Standard">
      <style:text-properties fo:font-size="10.5pt" officeooo:rsid="002176d7" officeooo:paragraph-rsid="002176d7" style:font-size-asian="10.5pt" style:font-size-complex="10.5pt"/>
    </style:style>
    <style:style style:name="P9" style:family="paragraph" style:parent-style-name="Standard">
      <style:text-properties fo:font-size="10.5pt" officeooo:rsid="0022ee04" officeooo:paragraph-rsid="0022ee04" style:font-size-asian="10.5pt" style:font-size-complex="10.5pt"/>
    </style:style>
    <style:style style:name="T1" style:family="text">
      <style:text-properties officeooo:rsid="001aef17"/>
    </style:style>
    <style:style style:name="T2" style:family="text">
      <style:text-properties officeooo:rsid="001b7a69"/>
    </style:style>
    <style:style style:name="T3" style:family="text">
      <style:text-properties officeooo:rsid="001c4283"/>
    </style:style>
    <style:style style:name="T4" style:family="text">
      <style:text-properties officeooo:rsid="001dac76"/>
    </style:style>
    <style:style style:name="T5" style:family="text">
      <style:text-properties officeooo:rsid="001f9428"/>
    </style:style>
    <style:style style:name="T6" style:family="text">
      <style:text-properties officeooo:rsid="001fd682"/>
    </style:style>
    <style:style style:name="T7" style:family="text">
      <style:text-properties officeooo:rsid="001fe3eb"/>
    </style:style>
    <style:style style:name="T8" style:family="text">
      <style:text-properties officeooo:rsid="0020fe52"/>
    </style:style>
    <style:style style:name="T9" style:family="text">
      <style:text-properties officeooo:rsid="002176d7"/>
    </style:style>
    <style:style style:name="T10" style:family="text">
      <style:text-properties officeooo:rsid="0022ee04"/>
    </style:style>
    <style:style style:name="T11" style:family="text">
      <style:text-properties officeooo:rsid="0023f3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1"/>
      <text:p text:style-name="P1"><text:span text:style-name="T4">1 Mayeka Neha et al.</text:span> <text:s/>use<text:span text:style-name="T4">d</text:span> dataset named “Histopathological Cancer</text:p>
      <text:p text:style-name="P1">Detection” <text:span text:style-name="T4">from Kaggle Datasets consist of whole slide of images of cancerous and non cancerous tissues CNN is used at 30 epochs They achieved accuracy of 97% using CNN.</text:span></text:p>
      <text:p text:style-name="P1"/>
      <text:p text:style-name="P4">2. <text:span text:style-name="T5">Basha B.M.F used CT Scan Lung Cancer Image Dataset is used from Kaggle. NSGA II</text:span><text:span text:style-name="T6">I</text:span><text:span text:style-name="T5"> for feature selection They used OELM , ELM , ANN and CNN and highest accuracy was ahieved </text:span><text:span text:style-name="T6">87% in OELM method.</text:span></text:p>
      <text:p text:style-name="P1"/>
      <text:p text:style-name="P5">3. They used MRI scanned images . Feature extraction is done in five steps wavelet decomposition , wavelet coefficient extraction ,normalization , energy computation , <text:s/>coefficienct computation and coefficient reduction. The classification stage involves combinatiorial use of Morphological Image Processing and and ANN called Morphological Neural Network with Image pruning. <text:span text:style-name="T7">The highest accurac achieved was 98%.</text:span></text:p>
      <text:p text:style-name="P5"/>
      <text:p text:style-name="P6">4. They used DICOM format Lung CT images carcninoma affected persons and normal person from LIDC IDRI dataset . SVM was used as classification algorithm .The result of SVM classifier was 80%.</text:p>
      <text:p text:style-name="P6"/>
      <text:p text:style-name="P6">5. <text:span text:style-name="T8">The image for this paper was obtained from brain MRI images. It was used matlab environment. Forward selection was used feature selection .ANN was used as machine learning algorithm .The <text:s/>accuracy achieved was 98.265%.</text:span></text:p>
      <text:p text:style-name="P6"/>
      <text:p text:style-name="P7">6. They used lung CT scan images and performed binarization and normalization. The CNN is used as machine learning classification algorithm . The accuracy achieved was <text:span text:style-name="T9">67.6%.</text:span></text:p>
      <text:p text:style-name="P7"/>
      <text:p text:style-name="P7"><text:span text:style-name="T9">7. They used lung CT scan, X-ray <text:s/>images and processed in CAD system. Image segmetation is <text:s/>used to separate the lung nodule from othr part of CT scan images and then enhancement of image to get details. The feature is extracted using Convex Hull Area , Equiv Diaeter <text:tab/>and Solidity. Classification was done through SVM, kNN , ANN , CT. The highest accuracy was achieved using SVM was 95%, ANN was 92 % and for KNN was 85%.</text:span></text:p>
      <text:p text:style-name="P7"/>
      <text:p text:style-name="P8">8. <text:span text:style-name="T10">The used the UCI machine learning repository for cacer dataset . They used DTC for cassification and achieved overall highest accuracy of 100%.</text:span></text:p>
      <text:p text:style-name="P8"/>
      <text:p text:style-name="P9">9. <text:s/>They used Lung cancer image dataset from Kaggle consisting 220,025 RGB lung cancer tissue image. They used CNN model to categorize (jpeg) photos of lung tissues into two groups . VG16 and inception v3 was used to extract the features . They used adam optimizer to decide the best learning rate . The accuracy achieved was 96.88%.</text:p>
      <text:p text:style-name="P9"/>
      <text:p text:style-name="P9">10. <text:s/><text:span text:style-name="T11">They used DICOM format to release protected health information.Lung dataset was containing 15,419 CT scan images with 1.25 mm slice thickness. Gabor Filter was used for preprocess the images . Further Image segmentation is performed to make analysis easier GLCM is used for feature extraction.</text:span></text:p>
      <text:p text:style-name="P1"/>
      <text:p text:style-name="P1"/>
      <text:p text:style-name="P1"/>
      <text:p text:style-name="P1">References</text:p>
      <text:p text:style-name="P1">1. Mayekar, Ne<text:span text:style-name="T1">ha, et al</text:span>. Preliminary Lung Cancer Detection using Deep Neural Networks , 09(01) , International Research Journal of Engineering and Technology (IRJET)</text:p>
      <text:p text:style-name="P1">2. Basha , B.M.F <text:span text:style-name="T1">and Supertheen ,M.M </text:span><text:span text:style-name="T3">Optimized</text:span><text:span text:style-name="T1"> </text:span><text:span text:style-name="T3">Extreme</text:span><text:span text:style-name="T1"> </text:span><text:span text:style-name="T3">Learning</text:span><text:span text:style-name="T1"> </text:span><text:span text:style-name="T3">Machine</text:span></text:p>
      <text:p text:style-name="P1"><text:span text:style-name="T3">based</text:span> <text:span text:style-name="T3">Classification</text:span> <text:span text:style-name="T3">Model</text:span> <text:span text:style-name="T3">for</text:span></text:p>
      <text:p text:style-name="P2"><text:span text:style-name="T3">Prediction</text:span> <text:span text:style-name="T3">of</text:span> <text:span text:style-name="T3">Lung</text:span> <text:span text:style-name="T3">Cancer</text:span> , <text:span text:style-name="T1">11(09) </text:span>International Journal of Electrical Engineering and Technology (IJEET) </text:p>
      <text:p text:style-name="P1">3. T. Shravya1 <text:span text:style-name="T1">and </text:span>T. Rajesh2 , Intelligent Prediction of Lung Cancer Via MRI Images using Morphological</text:p>
      <text:p text:style-name="P1">Neural Network Analysis,<text:span text:style-name="T1">6(9)</text:span> International Research Journal of Engineering and Technology (IRJET)</text:p>
      <text:p text:style-name="P1">4. <text:span text:style-name="T1">Prasad K.V. and L. Ashwini , </text:span>Lung Cancer Nodules Classification and Detection Using SVM and CNN</text:p>
      <text:p text:style-name="P1">Classifiers <text:span text:style-name="T1">6(7)</text:span>, International Research Journal of Engineering and Technology (IRJET)</text:p>
      <text:p text:style-name="P1">5. <text:span text:style-name="T1">Babu Y. S and Srinivasarao B.K.N.</text:span>Classification of Cancer of the Lungs using ANN and SVM Algorithms <text:span text:style-name="T1">6(3)</text:span>, International Research Journal of Engineering and Technology (IRJET)</text:p>
      <text:p text:style-name="P1">6. <text:span text:style-name="T2">Pepalia, D. et al. </text:span>Identification of Lung Cancer using Image Processing and</text:p>
      <text:p text:style-name="P1">Convolutional Neural Networks <text:span text:style-name="T2">7(5)</text:span>, International Research Journal of Engineering and Technology (IRJET)</text:p>
      <text:p text:style-name="P1">7. <text:span text:style-name="T2">Malik B.et al. </text:span>Lung Cancer Detection at Initial Stage by Using Image Processing and</text:p>
      <text:p text:style-name="P1">Classification Techniques, <text:span text:style-name="T2">3(11) , </text:span>International Research Journal of Engineering and Technology (IRJET)</text:p>
      <text:p text:style-name="P1"><text:soft-page-break/>8. <text:span text:style-name="T2">Tahweed K.et al. </text:span>Cancer Detection Using Deep Learning, <text:span text:style-name="T2">8(4)</text:span> nternational Research Journal of Engineering and Technology (IRJET)</text:p>
      <text:p text:style-name="P1">9.<text:span text:style-name="T3">Ameer, A.A.A. et al. </text:span>Lung cancer detection using image processing and deep</text:p>
      <text:p text:style-name="P1">learning <text:span text:style-name="T3">28(2) </text:span>Indonesian Journal of Electrical Engineering and Computer Science</text:p>
      <text:p text:style-name="P1">10. <text:span text:style-name="T3">Johora, F.T. et al. Lung Cancer</text:span> <text:span text:style-name="T3">Detection</text:span> <text:span text:style-name="T3">using</text:span> <text:span text:style-name="T3">Marker</text:span>-</text:p>
      <text:p text:style-name="P1"><text:span text:style-name="T3">Controlled</text:span> <text:span text:style-name="T3">Watershield</text:span> <text:span text:style-name="T3">with</text:span> SVM</text:p>
      <text:p text:style-name="P3"><text:s/>5<text:span text:style-name="T3">(</text:span>1<text:span text:style-name="T3">) , Gub</text:span> <text:span text:style-name="T3">Journal</text:span> <text:span text:style-name="T3">of</text:span> <text:span text:style-name="T3">Science</text:span> <text:span text:style-name="T3">and</text:span> <text:span text:style-name="T3">Engineer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09:55:32.284184296</meta:creation-date>
    <dc:date>2024-01-29T12:08:24.754503487</dc:date>
    <meta:editing-duration>PT5M47S</meta:editing-duration>
    <meta:editing-cycles>1</meta:editing-cycles>
    <meta:document-statistic meta:table-count="0" meta:image-count="0" meta:object-count="0" meta:page-count="2" meta:paragraph-count="32" meta:word-count="682" meta:character-count="4375" meta:non-whitespace-character-count="3715"/>
    <meta:generator>LibreOffice/7.3.7.2$Linux_X86_64 LibreOffice_project/30$Build-2</meta:generator>
  </office:meta>
</office:document-meta>
</file>